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Lohit Devanagari'" style:font-family-asian="'Lohit Devanagari'" style:font-family-complex="'Lohit Devanagari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4.15pt"/>
    </style:style>
    <style:style style:name="P6" style:family="paragraph">
      <style:paragraph-properties fo:line-height="100.00%" fo:text-align="left" fo:margin-top="7.20pt">
        <style:tab-stops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left="99.00pt" fo:text-indent="0.00pt" fo:margin-top="7.20pt">
        <style:tab-stops>
          <style:tab-stop style:position="0.00pt"/>
        </style:tab-stops>
      </style:paragraph-properties>
    </style:style>
    <style:style style:name="P8" style:family="paragraph">
      <style:paragraph-properties fo:line-height="100.00%" fo:text-align="left" fo:margin-top="7.20pt">
        <style:tab-stops>
          <style:tab-stop style:position="0.00pt"/>
        </style:tab-stops>
      </style:paragraph-properties>
    </style:style>
    <style:style style:name="P9" style:family="paragraph">
      <style:paragraph-properties fo:line-height="100.00%" fo:text-align="left" fo:margin-top="14.15pt"/>
    </style:style>
    <style:style style:name="P10" style:family="paragraph">
      <style:paragraph-properties fo:line-height="100.00%" fo:text-align="left" fo:margin-left="99.00pt" fo:text-indent="0.00pt" fo:margin-top="7.20pt">
        <style:tab-stops>
          <style:tab-stop style:position="0.00pt"/>
        </style:tab-stops>
      </style:paragraph-properties>
    </style:style>
    <style:style style:name="P11" style:family="paragraph">
      <style:paragraph-properties fo:line-height="100.00%" fo:text-align="left" fo:margin-top="7.20p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 fo:margin-top="6.40pt">
        <style:tab-stops>
          <style:tab-stop style:position="0.00pt"/>
        </style:tab-stops>
      </style:paragraph-properties>
    </style:style>
    <style:style style:name="P13" style:family="paragraph">
      <style:paragraph-properties fo:line-height="100.00%" fo:text-align="left" fo:margin-top="7.20pt">
        <style:tab-stops>
          <style:tab-stop style:position="0.00pt"/>
        </style:tab-stops>
      </style:paragraph-properties>
    </style:style>
    <style:style style:name="P14" style:family="paragraph">
      <style:paragraph-properties fo:line-height="100.00%" fo:text-align="left" fo:margin-top="6.40p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left" fo:margin-top="7.20pt">
        <style:tab-stops>
          <style:tab-stop style:position="0.00pt"/>
        </style:tab-stops>
      </style:paragraph-properties>
    </style:style>
    <style:style style:name="P16" style:family="paragraph">
      <style:paragraph-properties fo:line-height="100.00%" fo:text-align="left" fo:margin-top="6.40pt">
        <style:tab-stops>
          <style:tab-stop style:position="0.00pt"/>
        </style:tab-stops>
      </style:paragraph-properties>
    </style:style>
    <style:style style:name="P17" style:family="paragraph">
      <style:paragraph-properties fo:line-height="100.00%" fo:text-align="left" fo:margin-top="7.20pt">
        <style:tab-stops>
          <style:tab-stop style:position="0.00pt"/>
        </style:tab-stops>
      </style:paragraph-properties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VIRTUAL LAB</text:span></text:p>
      <text:p text:style-name="P3"><text:span text:style-name="T2">17mis1086</text:span></text:p>
      <text:p text:style-name="P3"><text:span text:style-name="T2">k.prudhvi</text:span></text:p>
      <text:p text:style-name="P4"><text:span text:style-name="T3"/></text:p>
      <text:p text:style-name="P4"><text:span text:style-name="T3"/></text:p>
      <text:p text:style-name="P4"><text:span text:style-name="T4">1)ACTUAL CODE:</text:span></text:p>
      <text:p text:style-name="P5"><text:span text:style-name="T5">a=37</text:span></text:p>
      <text:p text:style-name="P6"><text:span text:style-name="T5">if [$a -gt 27 ]then </text:span></text:p>
      <text:p text:style-name="P6"><text:span text:style-name="T5">echo </text:span></text:p>
      <text:p text:style-name="P6"><text:span text:style-name="T5">$a</text:span></text:p>
      <text:p text:style-name="P6"><text:span text:style-name="T5">fi</text:span></text:p>
      <text:p text:style-name="P6"><text:span text:style-name="T5">exit $?</text:span></text:p>
      <text:p text:style-name="P7"><text:span text:style-name="T6"/></text:p>
      <text:p text:style-name="P8"><text:span text:style-name="T7">DEBUGGED CODE:</text:span></text:p>
      <text:p text:style-name="P8"><text:span text:style-name="T8"/></text:p>
      <text:p text:style-name="P9"><text:span text:style-name="T9"><text:s text:c="31"/>a=37</text:span></text:p>
      <text:p text:style-name="P10"><text:span text:style-name="T9">if [ $a-gt27 ]</text:span></text:p>
      <text:p text:style-name="P10"><text:span text:style-name="T9">then </text:span></text:p>
      <text:p text:style-name="P10"><text:span text:style-name="T9">echo $a</text:span></text:p>
      <text:p text:style-name="P10"><text:span text:style-name="T9">fi</text:span></text:p>
      <text:p text:style-name="P10"><text:span text:style-name="T9"><text:s/>exit $?</text:span></text:p>
      <text:p text:style-name="P10"><text:span text:style-name="T10"/></text:p>
      <text:p text:style-name="P10"><draw:frame text:anchor-type="as-char" svg:width="106.63mm" svg:height="24.34mm" style:rel-width="scale" style:rel-height="scale"><draw:object-ole xlink:href="OleObj1"/><draw:image xlink:href="ObjectReplacements/OleObj1"/></draw:frame><text:span text:style-name="T10"/></text:p>
      <text:p text:style-name="P10"><text:span text:style-name="T10"/></text:p>
      <text:p text:style-name="P10"><text:span text:style-name="T10"/></text:p>
      <text:p text:style-name="P11"><text:span text:style-name="T11">2)ACTUAL CODE:</text:span></text:p>
      <text:p text:style-name="P11"><text:span text:style-name="T11">for a in 1 2 3</text:span></text:p>
      <text:p text:style-name="P12"><text:span text:style-name="T11">do echo "$a“</text:span></text:p>
      <text:p text:style-name="P12"><text:span text:style-name="T11">exit 0</text:span></text:p>
      <text:p text:style-name="P12"><text:span text:style-name="T11">echo $?</text:span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3">DEBUGGED CODE:</text:span></text:p>
      <text:p text:style-name="P13"><text:span text:style-name="T14">for a in 1 2 3</text:span></text:p>
      <text:p text:style-name="P14"><text:span text:style-name="T14">do </text:span></text:p>
      <text:p text:style-name="P14"><text:span text:style-name="T14">echo "$a“</text:span></text:p>
      <text:p text:style-name="P14"><text:span text:style-name="T14">done</text:span></text:p>
      <text:p text:style-name="P14"><text:span text:style-name="T14">exit 0</text:span></text:p>
      <text:p text:style-name="P14"><text:span text:style-name="T14">echo $?</text:span></text:p>
      <text:p text:style-name="P15"><draw:frame text:anchor-type="as-char" svg:width="171.71mm" svg:height="44.98mm" style:rel-width="scale" style:rel-height="scale"><draw:object-ole xlink:href="OleObj2"/><draw:image xlink:href="ObjectReplacements/OleObj2"/></draw:frame><text:span text:style-name="T15"/></text:p>
      <text:p text:style-name="P15"><text:span text:style-name="T15"/></text:p>
      <text:p text:style-name="P15"><text:span text:style-name="T16">3)ORIGINAL CODE:</text:span></text:p>
      <text:p text:style-name="P15"><text:span text:style-name="T17">badname=`ls | grep ' '`</text:span></text:p>
      <text:p text:style-name="P16"><text:span text:style-name="T17">echo "$badname“</text:span></text:p>
      <text:p text:style-name="P16"><text:span text:style-name="T17">rm "$badname"</text:span></text:p>
      <text:p text:style-name="P16"><text:span text:style-name="T18"/></text:p>
      <text:p text:style-name="P16"><text:span text:style-name="T19">DEBUGGED CODE:</text:span></text:p>
      <text:p text:style-name="P16"><text:span text:style-name="T19">badname=` ls | grep 'vl3.txt'`</text:span></text:p>
      <text:p text:style-name="P16"><text:span text:style-name="T19">echo $badname</text:span></text:p>
      <text:p text:style-name="P16"><text:span text:style-name="T19">rm $badname</text:span></text:p>
      <text:p text:style-name="P16"><text:span text:style-name="T20"/></text:p>
      <text:p text:style-name="P16"><draw:frame text:anchor-type="as-char" svg:width="152.40mm" svg:height="38.36mm" style:rel-width="scale" style:rel-height="scale"><draw:object-ole xlink:href="OleObj3"/><draw:image xlink:href="ObjectReplacements/OleObj3"/></draw:frame><text:span text:style-name="T20"/></text:p>
      <text:p text:style-name="P17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